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JetBrains Mono" svg:font-family="'JetBrains Mono'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785f" officeooo:paragraph-rsid="0014785f"/>
    </style:style>
    <style:style style:name="T1" style:family="text">
      <style:text-properties officeooo:rsid="0019c90a"/>
    </style:style>
    <style:style style:name="T2" style:family="text">
      <style:text-properties fo:color="#067d17" style:font-name="JetBrains Mono" fo:font-size="13.5pt" fo:font-style="normal" fo:font-weight="normal" style:font-size-asian="13.5pt" style:font-style-asian="normal" style:font-weight-asian="normal"/>
    </style:style>
    <style:style style:name="T3" style:family="text">
      <style:text-properties fo:color="#067d17" style:font-name="JetBrains Mono" fo:font-size="13.5pt" fo:font-style="normal" fo:font-weight="normal" officeooo:rsid="00148a2f" style:font-size-asian="13.5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Base : Loftes</text:p>
      <text:p text:style-name="P1">user : sacher </text:p>
      <text:p text:style-name="P1"><text:span text:style-name="T2">url : mysql.iutrs.unistra.fr</text:span></text:p>
      <text:p text:style-name="P1">PWD : LK6LEUGKV5f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JetBrains Mono" svg:font-family="'JetBrains Mono'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nos" fo:font-size="12pt" fo:language="fr" fo:country="FR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nos" fo:font-size="12pt" fo:language="fr" fo:country="FR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mo" fo:font-family="Arimo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9T13:49:00.457921006</meta:creation-date>
    <dc:date>2021-02-19T15:16:07.360694181</dc:date>
    <meta:editing-duration>PT1H16M56S</meta:editing-duration>
    <meta:editing-cycles>1</meta:editing-cycles>
    <meta:generator>LibreOffice/6.1.5.2$Linux_X86_64 LibreOffice_project/10$Build-2</meta:generator>
    <meta:document-statistic meta:table-count="0" meta:image-count="0" meta:object-count="0" meta:page-count="1" meta:paragraph-count="4" meta:word-count="12" meta:character-count="73" meta:non-whitespace-character-count="64"/>
  </office:meta>
</office:document-meta>
</file>